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1" svg:font-family="'Times New Roman'"/>
    <style:font-face style:name="Verdana-Bold" svg:font-family="Verdana-Bold, Verdana" style:font-family-generic="swiss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.0626in" fo:margin-right="0in" fo:text-indent="-0.0626in" style:auto-text-indent="false"/>
    </style:style>
    <style:style style:name="P2" style:family="paragraph" style:parent-style-name="Standard">
      <style:paragraph-properties fo:margin-left="0.0626in" fo:margin-right="0in" fo:text-indent="-0.0626in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top="0in" fo:margin-bottom="0in" fo:line-height="150%" fo:orphans="0" fo:widows="0" style:text-autospace="none"/>
      <style:text-properties style:font-name="Arial" fo:font-size="10pt" fo:font-weight="bold" style:font-size-asian="10pt" style:font-weight-asian="bold" style:font-name-complex="Verdana-Bold" style:font-size-complex="10pt" style:font-weight-complex="bold"/>
    </style:style>
    <style:style style:name="P6" style:family="paragraph" style:parent-style-name="Standard">
      <style:paragraph-properties fo:margin-top="0in" fo:margin-bottom="0in" fo:text-align="justify" style:justify-single-word="false" fo:orphans="0" fo:widows="0" style:text-autospace="none"/>
      <style:text-properties style:font-name="Arial" fo:font-size="10pt" fo:font-weight="bold" style:font-size-asian="10pt" style:font-weight-asian="bold" style:font-name-complex="Verdana-Bold" style:font-size-complex="10pt"/>
    </style:style>
    <style:style style:name="P7" style:family="paragraph" style:parent-style-name="Standard">
      <style:paragraph-properties fo:margin-top="0in" fo:margin-bottom="0in" fo:orphans="0" fo:widows="0" style:text-autospace="non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top="0in" fo:margin-bottom="0in" fo:line-height="150%" fo:orphans="0" fo:widows="0" style:text-autospace="non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top="0in" fo:margin-bottom="0in" fo:line-height="150%" fo:orphans="0" fo:widows="0" style:text-autospace="none">
        <style:tab-stops>
          <style:tab-stop style:position="6in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top="0in" fo:margin-bottom="0in" fo:text-align="justify" style:justify-single-word="false" fo:orphans="0" fo:widows="0" style:text-autospace="non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top="0in" fo:margin-bottom="0in" fo:line-height="150%" fo:orphans="0" fo:widows="0" style:text-autospace="none"/>
      <style:text-properties style:font-name="Arial" fo:font-size="10pt" style:font-size-asian="10pt" style:font-name-complex="Verdana-Bold" style:font-size-complex="10pt"/>
    </style:style>
    <style:style style:name="P12" style:family="paragraph" style:parent-style-name="Standard">
      <style:paragraph-properties fo:margin-top="0in" fo:margin-bottom="0in" fo:line-height="150%" fo:orphans="0" fo:widows="0" style:text-autospace="none"/>
      <style:text-properties style:font-name="Arial" fo:font-size="10pt" fo:font-weight="normal" style:font-size-asian="10pt" style:font-weight-asian="normal" style:font-name-complex="Verdana-Bold" style:font-size-complex="10pt" style:font-weight-complex="normal"/>
    </style:style>
    <style:style style:name="P13" style:family="paragraph" style:parent-style-name="Standard">
      <style:paragraph-properties fo:margin-top="0in" fo:margin-bottom="0in" fo:orphans="0" fo:widows="0" style:text-autospace="none"/>
      <style:text-properties fo:color="#000000" style:font-name="Arial" fo:font-size="10pt" style:font-size-asian="10pt" style:font-name-complex="Verdana" style:font-size-complex="10pt"/>
    </style:style>
    <style:style style:name="P14" style:family="paragraph" style:parent-style-name="Standard">
      <style:paragraph-properties fo:margin-top="0in" fo:margin-bottom="0in" fo:line-height="150%" fo:orphans="0" fo:widows="0" fo:break-before="page" style:text-autospace="none"/>
      <style:text-properties style:font-name="Arial" fo:font-size="10pt" fo:font-weight="bold" style:font-size-asian="10pt" style:font-weight-asian="bold" style:font-name-complex="Verdana-Bold" style:font-size-complex="10pt" style:font-weight-complex="bold"/>
    </style:style>
    <style:style style:name="P15" style:family="paragraph" style:parent-style-name="Heading_20_1">
      <style:paragraph-properties>
        <style:tab-stops>
          <style:tab-stop style:position="0in"/>
        </style:tab-stops>
      </style:paragraph-properties>
      <style:text-properties fo:color="#ff0000" style:font-name="Arial" fo:font-size="10pt" style:font-size-asian="10pt" style:font-size-complex="10pt"/>
    </style:style>
    <style:style style:name="P16" style:family="paragraph" style:parent-style-name="Standard" style:list-style-name="WW8Num2">
      <style:paragraph-properties fo:margin-top="0in" fo:margin-bottom="0in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top="0in" fo:margin-bottom="0in" fo:line-height="150%" fo:orphans="0" fo:widows="0" style:text-autospace="none">
        <style:tab-stops>
          <style:tab-stop style:position="6in"/>
        </style:tab-stops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top="0in" fo:margin-bottom="0in" fo:line-height="150%" fo:orphans="0" fo:widows="0" style:text-autospace="none"/>
      <style:text-properties style:font-name="Arial" fo:font-size="10pt" fo:font-weight="normal" style:font-size-asian="10pt" style:font-weight-asian="normal" style:font-name-complex="Verdana-Bold" style:font-size-complex="10pt" style:font-weight-complex="normal"/>
    </style:style>
    <style:style style:name="P19" style:family="paragraph">
      <style:paragraph-properties fo:text-align="start"/>
      <style:text-properties fo:color="#1a1a1a" style:text-line-through-style="none" style:font-name="Times New Roman1" fo:font-size="12pt" fo:font-style="normal" style:text-underline-style="none"/>
    </style:style>
    <style:style style:name="P20" style:family="paragraph">
      <style:paragraph-properties fo:text-align="start"/>
      <style:text-properties style:text-line-through-style="none" fo:font-style="normal" style:text-underline-style="none"/>
    </style:style>
    <style:style style:name="P21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-complex="Verdana"/>
    </style:style>
    <style:style style:name="T4" style:family="text">
      <style:text-properties fo:color="#000000" style:font-name="Arial" fo:font-size="10pt" style:font-size-asian="10pt" style:font-name-complex="Verdana" style:font-size-complex="10pt"/>
    </style:style>
    <style:style style:name="T5" style:family="text">
      <style:text-properties fo:color="#000000" style:text-underline-style="none" fo:font-weight="normal" style:font-weight-asian="normal" style:font-name-complex="Verdana-Bold" style:font-weight-complex="normal"/>
    </style:style>
    <style:style style:name="T6" style:family="text">
      <style:text-properties style:font-name-complex="Verdana-Bold"/>
    </style:style>
    <style:style style:name="T7" style:family="text">
      <style:text-properties fo:font-weight="normal" style:font-weight-asian="normal" style:font-name-complex="Verdana-Bold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size="10pt" style:font-size-asian="10pt" style:font-name-complex="Verdana" style:font-size-complex="10pt"/>
    </style:style>
    <style:style style:name="T10" style:family="text">
      <style:text-properties style:font-name="Arial" fo:font-size="10pt" style:font-size-asian="10pt" style:font-size-complex="10pt"/>
    </style:style>
    <style:style style:name="gr1" style:family="graphic">
      <style:graphic-properties fo:background-color="#ffffff" fo:border="#000000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area form:name="TextBox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4" form:max-length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5" form:max-length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0" form:max-length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1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OptionButton" form:control-implementation="ooo:com.sun.star.form.component.RadioButton" form:id="control16" form:label="Yes" form:current-select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OptionButton" form:control-implementation="ooo:com.sun.star.form.component.RadioButton" form:id="control17" form:label="No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OptionButton1" form:control-implementation="ooo:com.sun.star.form.component.RadioButton" form:id="control18" form:label="Yes" form:current-select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OptionButton1" form:control-implementation="ooo:com.sun.star.form.component.RadioButton" form:id="control19" form:label="No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TextBox1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21" form:max-length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22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Box" form:control-implementation="ooo:com.sun.star.form.component.CheckBox" form:id="control23" form:label="Pacific Island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4" form:label="Ot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Box1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Box" form:control-implementation="ooo:com.sun.star.form.component.CheckBox" form:id="control26" form:label="Decline identificatio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7" form:label="African America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8" form:label="Alaskan Nativ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9" form:label="Asia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0" form:label="Caucasia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1" form:label="Hispani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2" form:label="Native America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oinformatics Summer Internship 2009</text:p>
      <text:p text:style-name="P4">The Boyce Thompson Institute at Cornell University</text:p>
      <text:p text:style-name="P4">High School Student Application Form</text:p>
      <text:p text:style-name="P4"/>
      <text:h text:style-name="P15" text:outline-level="1">Application materials are due by March 15, 2009</text:h>
      <text:p text:style-name="P5"/>
      <text:p text:style-name="P3">Please submit the following:</text:p>
      <text:list text:style-name="WW8Num2">
        <text:list-item>
          <text:p text:style-name="P16">This application</text:p>
        </text:list-item>
        <text:list-item>
          <text:p text:style-name="P16">An unofficial copy of your current transcript (grades from all your high school classes).</text:p>
        </text:list-item>
        <text:list-item>
          <text:p text:style-name="P16">An essay that describes your computer experience, interest in this internship including career goals, and what you hope to gain from the internship.</text:p>
        </text:list-item>
        <text:list-item>
          <text:p text:style-name="P16"><text:span text:style-name="T1">Two</text:span> confidential letters of recommendation from teachers who are familiar with your academic work.</text:p>
        </text:list-item>
      </text:list>
      <text:p text:style-name="P7"/>
      <text:p text:style-name="P13">There are two options for submitting the application. <text:s/>You can either:</text:p>
      <text:p text:style-name="P13"/>
      <text:p text:style-name="P2"><text:span text:style-name="T3">-Print out the completed form and mail it in one envelope with all other application materials to </text:span>Dr. Joyce Van Eck, The Boyce Thompson Institute, Tower Road, Ithaca, NY 14853</text:p>
      <text:p text:style-name="P2"/>
      <text:p text:style-name="P1"><text:span text:style-name="T4">-Or </text:span><text:span text:style-name="T9">e-mail the completed form as an attachment to</text:span><text:span text:style-name="T10"> </text:span><text:a xlink:type="simple" xlink:href="mailto:jv27@cornell.edu"><text:span text:style-name="Internet_20_link"><text:span text:style-name="T9">jv27@cornell.edu</text:span></text:span></text:a><text:span text:style-name="T9">. <text:s/>Your application document should be named with your Last Name, followed by First Name. <text:s/>If you choose this option, you will have to send your recommendation letters through the mail to Dr. Van Eck at the address listed above.</text:span></text:p>
      <text:p text:style-name="P3"/>
      <text:p text:style-name="Standard"><text:span text:style-name="T10">For questions regarding the application or the internship, contact Dr. Joyce Van Eck at </text:span><text:a xlink:type="simple" xlink:href="mailto:jv27@cornell.edu"><text:span text:style-name="Internet_20_link"><text:span text:style-name="T10">jv27@cornell.edu</text:span></text:span></text:a><text:span text:style-name="T10"> or 607-254-1284.</text:span></text:p>
      <text:p text:style-name="P5"/>
      <text:p text:style-name="P5"/>
      <text:p text:style-name="P14">General Information</text:p>
      <text:p text:style-name="P5"/>
      <text:p text:style-name="P8"><text:span text:style-name="T6">Name: </text:span><text:span text:style-name="T6"><draw:control text:anchor-type="as-char" draw:z-index="2" draw:style-name="gr2" draw:text-style-name="P20" svg:width="4.837in" svg:height="0.1894in" draw:control="control3"/></text:span><text:span text:style-name="T6"> <text:s/>Age: </text:span><text:span text:style-name="T6"><draw:control text:anchor-type="as-char" draw:z-index="3" draw:style-name="gr2" draw:text-style-name="P20" svg:width="0.3248in" svg:height="0.1894in" draw:control="control4"/></text:span><text:span text:style-name="T6"> <text:s/>Grade: </text:span><text:span text:style-name="T6"><draw:control text:anchor-type="as-char" draw:z-index="4" draw:style-name="gr2" draw:text-style-name="P20" svg:width="0.3579in" svg:height="0.1894in" draw:control="control5"/></text:span></text:p>
      <text:p text:style-name="P8"><text:span text:style-name="T6">Home telephone: </text:span><text:span text:style-name="T6"><draw:control text:anchor-type="as-char" draw:z-index="5" draw:style-name="gr2" draw:text-style-name="P20" svg:width="1.1969in" svg:height="0.1894in" draw:control="control6"/></text:span><text:span text:style-name="T6"> <text:s/>Email address: </text:span><text:span text:style-name="T6"><draw:control text:anchor-type="as-char" draw:z-index="6" draw:style-name="gr2" draw:text-style-name="P20" svg:width="3.5976in" svg:height="0.1894in" draw:control="control7"/></text:span></text:p>
      <text:p text:style-name="P8"><text:span text:style-name="T6">Home address: </text:span><text:span text:style-name="T6"><draw:control text:anchor-type="as-char" draw:z-index="7" draw:style-name="gr2" draw:text-style-name="P20" svg:width="5.9378in" svg:height="0.1894in" draw:control="control8"/></text:span></text:p>
      <text:p text:style-name="P8"><text:span text:style-name="T6">City: </text:span><text:span text:style-name="T6"><draw:control text:anchor-type="as-char" draw:z-index="8" draw:style-name="gr2" draw:text-style-name="P20" svg:width="4.9461in" svg:height="0.1894in" draw:control="control9"/></text:span><text:span text:style-name="T6"> <text:s/>State: </text:span><text:span text:style-name="T6"><draw:control text:anchor-type="as-char" draw:z-index="9" draw:style-name="gr2" draw:text-style-name="P20" svg:width="0.285in" svg:height="0.1894in" draw:control="control10"/></text:span><text:span text:style-name="T6"> <text:s/>Zip: </text:span><text:span text:style-name="T6"><draw:control text:anchor-type="as-char" draw:z-index="10" draw:style-name="gr2" draw:text-style-name="P20" svg:width="0.5394in" svg:height="0.1894in" draw:control="control11"/></text:span></text:p>
      <text:p text:style-name="P8"><text:span text:style-name="T6">High school: </text:span><text:span text:style-name="T6"><draw:control text:anchor-type="as-char" draw:z-index="11" draw:style-name="gr2" draw:text-style-name="P20" svg:width="6.1217in" svg:height="0.1894in" draw:control="control12"/></text:span></text:p>
      <text:p text:style-name="P8"><text:span text:style-name="T6">School address:</text:span><text:span text:style-name="T6"> </text:span><text:span text:style-name="T6"><draw:control text:anchor-type="as-char" draw:z-index="12" draw:style-name="gr2" draw:text-style-name="P20" svg:width="5.8835in" svg:height="0.1894in" draw:control="control13"/></text:span></text:p>
      <text:p text:style-name="P8"><text:span text:style-name="T6">City: </text:span><text:span text:style-name="T6"><draw:control text:anchor-type="as-char" draw:z-index="19" draw:style-name="gr2" draw:text-style-name="P20" svg:width="4.9461in" svg:height="0.1894in" draw:control="control20"/></text:span><text:span text:style-name="T6"> <text:s/>State: </text:span><text:span text:style-name="T6"><draw:control text:anchor-type="as-char" draw:z-index="20" draw:style-name="gr2" draw:text-style-name="P20" svg:width="0.285in" svg:height="0.1894in" draw:control="control21"/></text:span><text:span text:style-name="T6"> <text:s/>Zip: </text:span><text:span text:style-name="T6"><draw:control text:anchor-type="as-char" draw:z-index="21" draw:style-name="gr2" draw:text-style-name="P20" svg:width="0.5394in" svg:height="0.1894in" draw:control="control22"/></text:span></text:p>
      <text:p text:style-name="P8"><text:span text:style-name="T6">Name of parent or guardian: </text:span><text:span text:style-name="T6"><draw:control text:anchor-type="as-char" draw:z-index="13" draw:style-name="gr2" draw:text-style-name="P20" svg:width="5.1496in" svg:height="0.1894in" draw:control="control14"/></text:span></text:p>
      <text:p text:style-name="P8"><text:span text:style-name="T7">Emergency contact number for parent or guardian: </text:span><text:span text:style-name="T7"><draw:control text:anchor-type="as-char" draw:z-index="14" draw:style-name="gr2" draw:text-style-name="P20" svg:width="3.7697in" svg:height="0.1894in" draw:control="control15"/></text:span></text:p>
      <text:p text:style-name="P8"><text:span text:style-name="T7">Do you live within daily driving distance of Ithaca? <text:s/></text:span><text:span text:style-name="T7"><draw:control text:anchor-type="as-char" draw:z-index="15" draw:style-name="gr3" draw:text-style-name="P21" svg:width="0.4803in" svg:height="0.1894in" draw:control="control16"/></text:span><text:span text:style-name="T7"><draw:control text:anchor-type="as-char" draw:z-index="16" draw:style-name="gr3" draw:text-style-name="P21" svg:width="0.4803in" svg:height="0.1894in" draw:control="control17"/></text:span></text:p>
      <text:p text:style-name="P8"><text:span text:style-name="T7">Are you a U.S. citizen or permanent resident? <text:s text:c="3"/></text:span><text:span text:style-name="T7"><draw:control text:anchor-type="as-char" draw:z-index="17" draw:style-name="gr3" draw:text-style-name="P21" svg:width="0.4634in" svg:height="0.1669in" draw:control="control18"/></text:span><text:span text:style-name="T7"> </text:span><text:span text:style-name="T7"><draw:control text:anchor-type="as-char" svg:y="-0.1429in" draw:z-index="18" draw:style-name="gr4" draw:text-style-name="P21" svg:width="0.5185in" svg:height="0.1669in" draw:control="control19"/></text:span></text:p>
      <text:p text:style-name="P12">Racial or ethnic background (Check all that apply):</text:p>
      <text:p text:style-name="P9"><text:span text:style-name="T7"><draw:control text:anchor-type="as-char" draw:z-index="26" draw:style-name="gr3" draw:text-style-name="P21" svg:width="1.4343in" svg:height="0.2114in" draw:control="control27"/></text:span><text:span text:style-name="T7"><draw:control text:anchor-type="as-char" draw:z-index="27" draw:style-name="gr3" draw:text-style-name="P21" svg:width="1.2787in" svg:height="0.2114in" draw:control="control28"/></text:span><text:span text:style-name="T7"> </text:span><text:span text:style-name="T7"><draw:control text:anchor-type="as-char" draw:z-index="28" draw:style-name="gr3" draw:text-style-name="P21" svg:width="0.6122in" svg:height="0.2114in" draw:control="control29"/></text:span><text:span text:style-name="T7"> </text:span><text:span text:style-name="T7"><draw:control text:anchor-type="as-char" draw:z-index="29" draw:style-name="gr3" draw:text-style-name="P21" svg:width="1.0012in" svg:height="0.2114in" draw:control="control30"/></text:span><text:span text:style-name="T7"> </text:span><text:span text:style-name="T7"><draw:control text:anchor-type="as-char" draw:z-index="30" draw:style-name="gr3" draw:text-style-name="P21" svg:width="0.8594in" svg:height="0.2114in" draw:control="control31"/></text:span><text:span text:style-name="T7"><draw:control text:anchor-type="as-char" draw:z-index="31" draw:style-name="gr3" draw:text-style-name="P21" svg:width="1.4012in" svg:height="0.2114in" draw:control="control32"/></text:span><text:span text:style-name="T7"> </text:span></text:p>
      <text:p text:style-name="P9"><text:span text:style-name="T5"><draw:control text:anchor-type="as-char" draw:z-index="22" draw:style-name="gr3" draw:text-style-name="P21" svg:width="1.2453in" svg:height="0.2114in" draw:control="control23"/></text:span><text:span text:style-name="T5"> </text:span><text:span text:style-name="T5"><draw:control text:anchor-type="as-char" draw:z-index="23" draw:style-name="gr3" draw:text-style-name="P21" svg:width="0.6232in" svg:height="0.2114in" draw:control="control24"/></text:span><text:span text:style-name="T5"> </text:span><text:span text:style-name="T5"><draw:control text:anchor-type="as-char" draw:z-index="24" draw:style-name="gr2" draw:text-style-name="P20" svg:width="1.9933in" svg:height="0.1894in" draw:control="control25"/></text:span><text:span text:style-name="T5"> </text:span><text:span text:style-name="T5"><draw:control text:anchor-type="as-char" draw:z-index="25" draw:style-name="gr3" draw:text-style-name="P21" svg:width="1.7012in" svg:height="0.2114in" draw:control="control26"/></text:span></text:p>
      <text:p text:style-name="P12"><text:span text:style-name="T8"/></text:p>
      <text:p text:style-name="P12"><text:span text:style-name="T8">Parent Signature:</text:span> <text:span text:style-name="T1"><text:s text:c="105"/></text:span><text:s text:c="2"/><text:span text:style-name="T8">Date: </text:span><text:span text:style-name="T2"><text:s text:c="31"/></text:span></text:p>
      <text:p text:style-name="P5"/>
      <text:p text:style-name="P5">Education</text:p>
      <text:p text:style-name="P11"/>
      <text:p text:style-name="P8"><text:span text:style-name="T6">How did you learn about this internship program? </text:span><text:span text:style-name="T6"><draw:control text:anchor-type="as-char" draw:z-index="1" draw:style-name="gr2" draw:text-style-name="P20" svg:width="3.8543in" svg:height="0.1894in" draw:control="control2"/></text:span></text:p>
      <text:p text:style-name="P11">List all relevant computer courses that you will have completed before the start of the internship (attach a separate sheet if necessary).</text:p>
      <text:p text:style-name="P11">Name of course and year attended:</text:p>
      <text:p text:style-name="P11"><draw:control text:anchor-type="as-char" svg:y="0in" draw:z-index="0" draw:style-name="gr1" draw:text-style-name="P19" svg:width="6.9248in" svg:height="0.7142in" draw:control="control1"/></text:p>
      <text:p text:style-name="P10"/>
      <text:p text:style-name="P6">Essay</text:p>
      <text:p text:style-name="P6"/>
      <text:p text:style-name="P6"/>
      <text:p text:style-name="P10"><text:span text:style-name="T6">Here are some suggestions on information to include. <text:s/>Describe your experiences in your computer science classes. What did you enjoy about them? <text:s/>What programming languages or computer systems do you have experience working with? <text:s/>What is your </text:span>interest in this internship including career goals and what you hope to gain from the internship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/>
    <style:font-face style:name="Verdana-Bold" svg:font-family="Verdana-Bold, Verdana" style:font-family-generic="swiss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in" fo:margin-bottom="0in" fo:text-align="center" style:justify-single-word="false" fo:text-indent="0in" style:auto-text-indent="false" fo:keep-with-next="always"/>
      <style:text-properties fo:color="#0000ff" fo:font-style="italic" style:font-name-asian="Times New Roman" style:font-style-asian="italic" style:font-name-complex="Times New Roma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dri</meta:initial-creator>
    <meta:creation-date>2009-01-12T16:13:50</meta:creation-date>
    <dc:creator>Adri</dc:creator>
    <dc:date>2009-01-13T15:56:05</dc:date>
    <meta:editing-cycles>9</meta:editing-cycles>
    <meta:editing-duration>PT5H32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345" meta:character-count="2378"/>
  </office:meta>
</office:document-meta>
</file>